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eldInfo.getInheritGenericType( Class &lt; ? &gt; clazz , Type type , TypeVariable &lt; ? &gt; tv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FieldInfo.getArgument( Type [ ] typeArgs , TypeVariable [ ] typeVariables , Type [ ] argument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FieldInfo.getDeclaredClas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ieldInfo.nameHashCode64( String name , JSONField annot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eldInfo.getAnnot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eldInfo.getFieldType( final Class &lt; ? &gt; clazz , final Type type , Type fieldType , Map &lt; TypeVariable , Type &gt; genericInfo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8">
            <text:p text:style-name="Table_20_Contents">8</text:p>
          </table:table-cell>
          <table:table-cell office:value-type="float" office:value="58">
            <text:p text:style-name="Table_20_Contents">58</text:p>
          </table:table-cell>
        </table:table-row>
        <table:table-row>
          <table:table-cell office:value-type="string">
            <text:p text:style-name="Table_20_Contents">FieldInfo.getMemb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eldInfo.getArgument( Type [ ] typeArgs , Map &lt; TypeVariable , Type &gt; genericInfo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FieldInfo.getForm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Info.setAccessi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eldInfo.compareTo( FieldInfo o )</text:p>
          </table:table-cell>
          <table:table-cell office:value-type="float" office:value="30">
            <text:p text:style-name="Table_20_Contents">30</text:p>
          </table:table-cell>
          <table:table-cell office:value-type="float" office:value="38">
            <text:p text:style-name="Table_20_Contents">38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FieldInfo.FieldInfo( String name , Method method , Field field , Class &lt; ? &gt; clazz , Type type , int ordinal , int serialzeFeatures , int parserFeatures , JSONField fieldAnnotation , JSONField methodAnnotation , String label , Map &lt; TypeVariable , Type &gt; genericInfo )</text:p>
          </table:table-cell>
          <table:table-cell office:value-type="float" office:value="32">
            <text:p text:style-name="Table_20_Contents">32</text:p>
          </table:table-cell>
          <table:table-cell office:value-type="float" office:value="32">
            <text:p text:style-name="Table_20_Contents">32</text:p>
          </table:table-cell>
          <table:table-cell office:value-type="float" office:value="106">
            <text:p text:style-name="Table_20_Contents">106</text:p>
          </table:table-cell>
        </table:table-row>
        <table:table-row>
          <table:table-cell office:value-type="string">
            <text:p text:style-name="Table_20_Contents">FieldInfo.set( Object javaObject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eldInfo.get( Object java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eldInfo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Info.FieldInfo( String name , Class &lt; ? &gt; declaringClass , Class &lt; ? &gt; fieldClass , Type fieldType , Field field , int ordinal , int serialzeFeatures , int parserFeature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FieldInfo.getFieldType( final Class &lt; ? &gt; clazz , final Type type , Type field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Info.genFieldNameCha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ieldInfo.FieldInfo( String name , Method method , Field field , Class &lt; ? &gt; clazz , Type type , int ordinal , int serialzeFeatures , int parserFeatures , JSONField fieldAnnotation , JSONField methodAnnotation , String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eldInfo.getAnnation( Class &lt; T &gt; annotationClas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